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Ani" svg:font-family="Ani" style:font-pitch="variable"/>
    <style:font-face style:name="AnjaliOldLipi" svg:font-family="AnjaliOldLipi" style:font-pitch="variabl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1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1"/>
    </style:style>
    <style:style style:name="P5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hilanka" fo:letter-spacing="normal" fo:font-style="normal" style:text-underline-style="none" fo:font-weight="bold" style:text-blinking="false" style:font-style-asian="normal" style:font-weight-asian="bold"/>
    </style:style>
    <style:style style:name="P6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424242" style:font-name="Chilanka1" fo:font-size="10pt" fo:letter-spacing="normal" style:font-size-asian="10pt" style:font-size-complex="10pt"/>
    </style:style>
    <style:style style:name="P7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424242" style:font-name="Chilanka1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000000" style:font-name="Chilanka1" fo:font-size="10pt" fo:letter-spacing="normal" style:font-size-asian="10pt" style:font-size-complex="10pt"/>
    </style:style>
    <style:style style:name="P9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000000" style:font-name="Chilanka1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>
      <style:paragraph-properties fo:margin-top="0cm" fo:margin-bottom="0cm" loext:contextual-spacing="true" fo:line-height="160%" fo:orphans="2" fo:widows="2"/>
      <style:text-properties style:font-name="Chilanka1" fo:font-size="10pt" style:font-size-asian="10pt" style:font-size-complex="10pt"/>
    </style:style>
    <style:style style:name="P11" style:family="paragraph" style:parent-style-name="Preformatted_20_Text">
      <style:paragraph-properties fo:margin-top="0cm" fo:margin-bottom="0cm" loext:contextual-spacing="true" fo:line-height="160%" fo:orphans="2" fo:widows="2"/>
      <style:text-properties fo:color="#000000" style:font-name="Chilanka1"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60%" fo:orphans="2" fo:widows="2" fo:text-indent="0cm" style:auto-text-indent="false"/>
      <style:text-properties fo:font-variant="normal" fo:text-transform="none" fo:color="#000000" style:font-name="Chilanka1" fo:letter-spacing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1bb97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000000"/>
      <style:text-properties style:font-name="Chilanka" fo:font-size="24pt"/>
    </style:style>
    <style:style style:name="P16" style:family="paragraph">
      <loext:graphic-properties draw:fill="none"/>
      <style:paragraph-properties fo:text-align="center"/>
      <style:text-properties fo:font-size="11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style:font-name="AnjaliOldLipi"/>
    </style:style>
    <style:style style:name="P20" style:family="paragraph">
      <loext:graphic-properties draw:fill="solid" draw:fill-color="#000000"/>
      <style:text-properties style:font-name="AnjaliOldLipi" fo:font-size="24pt"/>
    </style:style>
    <style:style style:name="T1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Chilanka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officeooo:rsid="001bb97e" style:text-blinking="false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officeooo:rsid="001d64a9" style:text-blinking="false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ff7700" fo:letter-spacing="normal" fo:font-style="normal" fo:font-weight="bold"/>
    </style:style>
    <style:style style:name="T8" style:family="text">
      <style:text-properties fo:font-variant="normal" fo:text-transform="none" fo:color="#ff7700" fo:letter-spacing="normal" fo:font-style="normal" fo:font-weight="bold" officeooo:rsid="001c7c71"/>
    </style:style>
    <style:style style:name="T9" style:family="text">
      <style:text-properties fo:font-variant="normal" fo:text-transform="none" fo:color="#ff7700" style:font-name="Chilanka1" fo:font-size="10.5pt" fo:letter-spacing="normal" fo:font-style="normal" fo:font-weight="bold" style:font-size-asian="11pt" style:font-size-complex="11pt"/>
    </style:style>
    <style:style style:name="T10" style:family="text">
      <style:text-properties fo:font-variant="normal" fo:text-transform="none" fo:color="#ff7700" fo:font-size="10.5pt" fo:letter-spacing="normal" fo:font-style="normal" fo:font-weight="bold"/>
    </style:style>
    <style:style style:name="T11" style:family="text">
      <style:text-properties fo:font-variant="normal" fo:text-transform="none" fo:color="#ff7700" fo:font-size="10.5pt" fo:letter-spacing="normal" fo:font-style="normal" fo:font-weight="bold" officeooo:rsid="001c7c71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bold"/>
    </style:style>
    <style:style style:name="T14" style:family="text">
      <style:text-properties fo:font-variant="normal" fo:text-transform="none" fo:letter-spacing="normal" fo:font-style="normal" fo:font-weight="bold" officeooo:rsid="001c7c71"/>
    </style:style>
    <style:style style:name="T15" style:family="text">
      <style:text-properties fo:font-variant="normal" fo:text-transform="none" fo:color="#424242" style:font-name="Chilanka1" fo:font-size="10.5pt" fo:letter-spacing="normal" fo:font-style="normal" fo:font-weight="bold" style:font-size-asian="11pt" style:font-size-complex="11pt"/>
    </style:style>
    <style:style style:name="T16" style:family="text">
      <style:text-properties fo:font-variant="normal" fo:text-transform="none" fo:color="#424242" fo:font-size="10.5pt" fo:letter-spacing="normal" fo:font-style="normal" fo:font-weight="normal"/>
    </style:style>
    <style:style style:name="T17" style:family="text">
      <style:text-properties fo:font-variant="normal" fo:text-transform="none" fo:color="#424242" fo:letter-spacing="normal" fo:font-style="normal" fo:font-weight="normal"/>
    </style:style>
    <style:style style:name="T18" style:family="text">
      <style:text-properties fo:font-variant="normal" fo:text-transform="none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9" style:family="text">
      <style:text-properties fo:font-variant="normal" fo:text-transform="none" style:font-name="Chilanka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20" style:family="text">
      <style:text-properties fo:font-variant="normal" fo:text-transform="none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style:font-name="Chilanka1" fo:font-size="10.5pt" fo:letter-spacing="normal" fo:font-style="normal" fo:font-weight="bold" style:font-size-asian="11pt" style:font-size-complex="11pt"/>
    </style:style>
    <style:style style:name="T22" style:family="text">
      <style:text-properties fo:color="#ff7700" fo:font-size="10.5pt" fo:font-style="normal" fo:font-weight="bold"/>
    </style:style>
    <style:style style:name="T23" style:family="text">
      <style:text-properties fo:color="#ff7700" fo:font-size="10.5pt" fo:font-style="normal" fo:font-weight="bold" officeooo:rsid="001c7c71"/>
    </style:style>
    <style:style style:name="T24" style:family="text">
      <style:text-properties fo:color="#ff7700" fo:font-style="normal" fo:font-weight="bold"/>
    </style:style>
    <style:style style:name="T25" style:family="text">
      <style:text-properties fo:color="#ff7700" fo:font-style="normal" fo:font-weight="bold" officeooo:rsid="001c7c71"/>
    </style:style>
    <style:style style:name="T26" style:family="text">
      <style:text-properties fo:color="#ff7700" fo:font-weight="bold"/>
    </style:style>
    <style:style style:name="T27" style:family="text">
      <style:text-properties fo:font-style="normal" fo:font-weight="bold"/>
    </style:style>
    <style:style style:name="T28" style:family="text">
      <style:text-properties fo:font-style="normal" fo:font-weight="bold" officeooo:rsid="001c7c71"/>
    </style:style>
    <style:style style:name="T29" style:family="text">
      <style:text-properties fo:font-style="normal" fo:font-weight="normal"/>
    </style:style>
    <style:style style:name="T30" style:family="text">
      <style:text-properties fo:font-size="10.5pt" fo:font-style="normal" fo:font-weight="normal"/>
    </style:style>
    <style:style style:name="T31" style:family="text">
      <style:text-properties fo:font-size="10.5pt" fo:font-style="normal" fo:font-weight="bold"/>
    </style:style>
    <style:style style:name="T32" style:family="text">
      <style:text-properties fo:font-weight="bold"/>
    </style:style>
    <style:style style:name="T33" style:family="text">
      <style:text-properties officeooo:rsid="001d64a9"/>
    </style:style>
    <style:style style:name="T34" style:family="text">
      <style:text-properties style:font-name="Ani" officeooo:rsid="001d64a9"/>
    </style:style>
    <style:style style:name="T35" style:family="text">
      <style:text-properties style:font-name="AnjaliOldLipi" officeooo:rsid="001d64a9"/>
    </style:style>
    <style:style style:name="T36" style:family="text">
      <style:text-properties style:font-name="AnjaliOldLipi" fo:font-weight="bold" officeooo:rsid="001d64a9" style:font-weight-asian="bold" style:font-weight-complex="bold"/>
    </style:style>
    <style:style style:name="T37" style:family="text">
      <style:text-properties style:font-name="Chilanka" fo:font-size="24pt"/>
    </style:style>
    <style:style style:name="T38" style:family="text">
      <style:text-properties style:font-name="AnjaliOldLipi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5.061cm" fo:min-width="6.4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textarea-vertical-align="middle" draw:auto-grow-height="false" fo:min-height="1.646cm" fo:min-width="0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58cm" fo:min-width="0.75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name="Figura1" draw:style-name="gr1" draw:text-style-name="P1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5" svg:width="0.899cm" svg:height="0.851cm" svg:x="18.062cm" svg:y="0.005cm"><text:p><text:span text:style-name="T37">8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er conhecido de Deus</text:p>
      <text:p text:style-name="P1"/>
      <text:p text:style-name="P2"/>
      <text:p text:style-name="P3"><text:bookmark text:name="cifra_tom"/><text:span text:style-name="T1">Tom: </text:span><text:span text:style-name="Internet_20_link"><text:span text:style-name="T6">A</text:span></text:span></text:p>
      <text:p text:style-name="P5"><text:bookmark text:name="cifra_afi"/><text:bookmark text:name="cifra_capo"/></text:p>
      <text:p text:style-name="P13"><draw:line text:anchor-type="paragraph" draw:z-index="4" draw:name="Forma2" draw:style-name="gr4" draw:text-style-name="P17" svg:x1="-0.519cm" svg:y1="21.211cm" svg:x2="-0.519cm" svg:y2="0.228cm"><text:p/></draw:line><draw:line text:anchor-type="paragraph" draw:z-index="5" draw:name="Forma3" draw:style-name="gr5" draw:text-style-name="P17" svg:x1="-0.519cm" svg:y1="0.228cm" svg:x2="-0.078cm" svg:y2="0.228cm"><text:p/></draw:line><text:span text:style-name="T18">Intro </text:span><text:span text:style-name="T19">2x</text:span><text:span text:style-name="T20">: <text:s/></text:span><text:span text:style-name="T21">F#m7 <text:s text:c="3"/>E <text:s text:c="3"/>D9</text:span></text:p>
      <text:p text:style-name="P12"><text:span text:style-name="T31"/></text:p>
      <text:p text:style-name="P11"><text:span text:style-name="T13">A</text:span><text:span text:style-name="T14">9</text:span><text:span text:style-name="T12"> <text:s text:c="27"/></text:span><text:span text:style-name="T13">E</text:span><text:span text:style-name="T12"> <text:s text:c="12"/></text:span><text:span text:style-name="T13">F#m7</text:span></text:p>
      <text:p text:style-name="P8"><text:s/><text:span text:style-name="T29">Quero me apresentar a Ti ó Deus</text:span></text:p>
      <text:p text:style-name="P8"><text:s text:c="11"/><text:span text:style-name="T27">D9</text:span></text:p>
      <text:p text:style-name="P9">Te ofertar em louvor</text:p>
      <text:p text:style-name="P8"><text:s/><text:span text:style-name="T27">A</text:span><text:span text:style-name="T28">9</text:span><text:span text:style-name="T29"> <text:s text:c="18"/></text:span><text:span text:style-name="T27">E</text:span></text:p>
      <text:p text:style-name="P9">Me entregar, me derramar</text:p>
      <text:p text:style-name="P8"><text:s text:c="15"/><text:span text:style-name="T27">F#m7</text:span><text:span text:style-name="T29"> <text:s text:c="8"/></text:span><text:span text:style-name="T27">D9</text:span></text:p>
      <text:p text:style-name="P9">Os Teus planos cumprir</text:p>
      <text:p text:style-name="P11"/>
      <text:p text:style-name="P8"><text:s text:c="8"/><text:span text:style-name="T27">A</text:span><text:span text:style-name="T28">9</text:span><text:span text:style-name="T29"> <text:s text:c="26"/></text:span><text:span text:style-name="T27">E</text:span><text:span text:style-name="T29"> <text:s text:c="7"/></text:span><text:span text:style-name="T27">F#m7</text:span></text:p>
      <text:p text:style-name="P9">Que possas achar em mim a voz</text:p>
      <text:p text:style-name="P8"><text:s text:c="15"/><text:span text:style-name="T27">D9</text:span><text:span text:style-name="T29"> <text:s text:c="19"/></text:span><text:span text:style-name="T27">A</text:span><text:span text:style-name="T29"> <text:s text:c="21"/></text:span><text:span text:style-name="T27">E</text:span></text:p>
      <text:p text:style-name="P9">O que deseja ouvir, que toca o espírito, abre os céus</text:p>
      <text:p text:style-name="P8"><text:s text:c="4"/><text:span text:style-name="T27">F#m7</text:span><text:span text:style-name="T29"> <text:s text:c="16"/></text:span><text:span text:style-name="T27">D9</text:span></text:p>
      <text:p text:style-name="P9">E enche o Teu coração</text:p>
      <text:p text:style-name="P11"/>
      <text:p text:style-name="P8"><text:s/><text:span text:style-name="T27">F#m7</text:span><text:span text:style-name="T29"> <text:s text:c="23"/></text:span><text:span text:style-name="T27">D9</text:span></text:p>
      <text:p text:style-name="P9">Ser reconhecido, marcado por transformação</text:p>
      <text:p text:style-name="P8"><text:s text:c="7"/><text:span text:style-name="T27">F#m7</text:span><text:span text:style-name="T29"> <text:s text:c="24"/></text:span><text:span text:style-name="T27">D9</text:span></text:p>
      <text:p text:style-name="P9">Aprovado pelo fogo, habilitado pela unção</text:p>
      <text:p text:style-name="P8"><text:s text:c="9"/><text:span text:style-name="T27">F#m7</text:span><text:span text:style-name="T29"> <text:s text:c="36"/></text:span><text:span text:style-name="T27">D9</text:span></text:p>
      <text:p text:style-name="P9">Sabe todos os meus dias que pra vida e para morte</text:p>
      <text:p text:style-name="P8"><text:s text:c="5"/><text:span text:style-name="T27">Bm7</text:span><text:span text:style-name="T29"> <text:s text:c="17"/></text:span><text:span text:style-name="T27">E4</text:span><text:span text:style-name="T29"> <text:s text:c="6"/></text:span><text:span text:style-name="T27">E</text:span></text:p>
      <text:p text:style-name="P9">Eu vou andar com Deus</text:p>
      <text:p text:style-name="P11"/>
      <text:p text:style-name="P8"><draw:custom-shape text:anchor-type="paragraph" draw:z-index="2" draw:name="Forma1" draw:style-name="gr3" draw:text-style-name="P16" svg:width="6.405cm" svg:height="5.061cm" svg:x="-0.263cm" svg:y="-0.208cm"><text:p/><draw:enhanced-geometry svg:viewBox="0 0 21600 21600" draw:type="rectangle" draw:enhanced-path="M 0 0 L 21600 0 21600 21600 0 21600 0 0 Z N"/></draw:custom-shape><text:s text:c="10"/><text:span text:style-name="T27">A</text:span><text:span text:style-name="T28">9</text:span><text:span text:style-name="T29"> <text:s text:c="31"/></text:span><text:span text:style-name="T27">E</text:span></text:p>
      <text:p text:style-name="P9">O Senhor, conhece os que são seus</text:p>
      <text:p text:style-name="P8"><text:s text:c="12"/><text:span text:style-name="T27">F#m7</text:span><text:span text:style-name="T29"> <text:s text:c="15"/></text:span><text:span text:style-name="T27">D9</text:span></text:p>
      <text:p text:style-name="P9"><draw:custom-shape text:anchor-type="char" draw:z-index="3" draw:style-name="gr2" draw:text-style-name="P15" svg:width="0.899cm" svg:height="0.851cm" svg:x="6.537cm" svg:y="-0.065cm"><text:p><text:span text:style-name="T37">2</text:span><text:span text:style-name="T37">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uve a voz sincera de um adorador</text:p>
      <text:p text:style-name="P8"><text:s text:c="7"/><text:span text:style-name="T27">A</text:span><text:span text:style-name="T28">9</text:span><text:span text:style-name="T29"> <text:s text:c="25"/></text:span><text:span text:style-name="T27">E</text:span></text:p>
      <text:p text:style-name="P9">Me separou, me marcou<text:tab/><text:tab/> <text:s text:c="3"/><text:span text:style-name="T36">4X NA SEGUNDA VEZ</text:span></text:p>
      <text:p text:style-name="P8"><text:s text:c="15"/><text:span text:style-name="T27">F#m7</text:span><text:span text:style-name="T29"> <text:s text:c="10"/></text:span><text:span text:style-name="T27">D9</text:span></text:p>
      <text:p text:style-name="P9">No Seu altar, para servir</text:p>
      <text:p text:style-name="P11"/>
      <text:p text:style-name="P9"><draw:custom-shape text:anchor-type="paragraph" draw:z-index="6" draw:name="Forma4" draw:style-name="gr6" draw:text-style-name="P18" svg:width="0.913cm" svg:height="1.735cm" svg:x="2.798cm" svg:y="0.11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2"/></text:p>
      <text:p text:style-name="P9"><draw:custom-shape text:anchor-type="char" draw:z-index="7" draw:style-name="gr7" draw:text-style-name="P20" svg:width="0.777cm" svg:height="0.382cm" svg:x="3.882cm" svg:y="0.113cm"><text:p text:style-name="P19"><text:span text:style-name="T38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2">F#m7</text:span> <text:s text:c="2"/><text:span text:style-name="T32">E</text:span> <text:s text:c="10"/><text:span text:style-name="T32">D9</text:span></text:p>
      <text:p text:style-name="P8"><text:s text:c="12"/><text:span text:style-name="T29">Para servir</text:span></text:p>
      <text:p text:style-name="P8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Ani" svg:font-family="Ani" style:font-pitch="variable"/>
    <style:font-face style:name="AnjaliOldLipi" svg:font-family="AnjaliOldLipi" style:font-pitch="variabl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2-19T17:41:02.043004512</dc:date>
    <meta:editing-cycles>53</meta:editing-cycles>
    <meta:editing-duration>P1DT6H21M11S</meta:editing-duration>
    <meta:generator>LibreOffice/6.0.7.3$Linux_X86_64 LibreOffice_project/00m0$Build-3</meta:generator>
    <meta:document-statistic meta:table-count="0" meta:image-count="0" meta:object-count="0" meta:page-count="1" meta:paragraph-count="35" meta:word-count="145" meta:character-count="1142" meta:non-whitespace-character-count="5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